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Delta_Fi</text:p>
          </table:table-cell>
          <table:table-cell office:value-type="string" calcext:value-type="string">
            <text:p>Delta_Psi</text:p>
          </table:table-cell>
          <table:table-cell/>
          <table:table-cell office:value-type="string" calcext:value-type="string">
            <text:p>sqrt(f)</text:p>
          </table:table-cell>
          <table:table-cell office:value-type="string" calcext:value-type="string">
            <text:p>f^2</text:p>
          </table:table-cell>
          <table:table-cell/>
          <table:table-cell office:value-type="string" calcext:value-type="string">
            <text:p>kx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.56" calcext:value-type="float">
            <text:p>407,56</text:p>
          </table:table-cell>
          <table:table-cell office:value-type="float" office:value="0.6713" calcext:value-type="float">
            <text:p>0,6713</text:p>
          </table:table-cell>
          <table:table-cell office:value-type="float" office:value="-0.9973" calcext:value-type="float">
            <text:p>-0,9973</text:p>
          </table:table-cell>
          <table:table-cell table:formula="of:=[.D2]+3.14/2" office:value-type="float" office:value="0.5727" calcext:value-type="float">
            <text:p>0,5727</text:p>
          </table:table-cell>
          <table:table-cell/>
          <table:table-cell table:formula="of:=SQRT([.A2])" office:value-type="float" office:value="10" calcext:value-type="float">
            <text:p>10</text:p>
          </table:table-cell>
          <table:table-cell table:formula="of:=[.A2]*[.A2]" office:value-type="float" office:value="10000" calcext:value-type="float">
            <text:p>10000</text:p>
          </table:table-cell>
          <table:table-cell/>
          <table:table-cell table:formula="of:=[.C2]*1000/([.B2]*[.A2])" office:value-type="float" office:value="0.0164711944253607" calcext:value-type="float">
            <text:p>0,0164711944253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6.84" calcext:value-type="float">
            <text:p>316,84</text:p>
          </table:table-cell>
          <table:table-cell office:value-type="float" office:value="0.966" calcext:value-type="float">
            <text:p>0,966</text:p>
          </table:table-cell>
          <table:table-cell office:value-type="float" office:value="-0.2269" calcext:value-type="float">
            <text:p>-0,2269</text:p>
          </table:table-cell>
          <table:table-cell table:formula="of:=[.D3]+3.14/2" office:value-type="float" office:value="1.3431" calcext:value-type="float">
            <text:p>1,3431</text:p>
          </table:table-cell>
          <table:table-cell/>
          <table:table-cell table:formula="of:=SQRT([.A3])" office:value-type="float" office:value="22.3606797749979" calcext:value-type="float">
            <text:p>22,3606797749979</text:p>
          </table:table-cell>
          <table:table-cell table:formula="of:=[.A3]*[.A3]" office:value-type="float" office:value="250000" calcext:value-type="float">
            <text:p>250000</text:p>
          </table:table-cell>
          <table:table-cell/>
          <table:table-cell table:formula="of:=[.C3]*1000/([.B3]*[.A3])" office:value-type="float" office:value="0.00609771493498296" calcext:value-type="float">
            <text:p>0,0060977149349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9.48" calcext:value-type="float">
            <text:p>279,48</text:p>
          </table:table-cell>
          <table:table-cell office:value-type="float" office:value="0.884" calcext:value-type="float">
            <text:p>0,884</text:p>
          </table:table-cell>
          <table:table-cell office:value-type="float" office:value="0" calcext:value-type="float">
            <text:p>0</text:p>
          </table:table-cell>
          <table:table-cell table:formula="of:=[.D4]+3.14/2" office:value-type="float" office:value="1.57" calcext:value-type="float">
            <text:p>1,57</text:p>
          </table:table-cell>
          <table:table-cell/>
          <table:table-cell table:formula="of:=SQRT([.A4])" office:value-type="float" office:value="31.6227766016838" calcext:value-type="float">
            <text:p>31,6227766016838</text:p>
          </table:table-cell>
          <table:table-cell table:formula="of:=[.A4]*[.A4]" office:value-type="float" office:value="1000000" calcext:value-type="float">
            <text:p>1000000</text:p>
          </table:table-cell>
          <table:table-cell/>
          <table:table-cell table:formula="of:=[.C4]*1000/([.B4]*[.A4])" office:value-type="float" office:value="0.00316301703163017" calcext:value-type="float">
            <text:p>0,003163017031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9.62" calcext:value-type="float">
            <text:p>209,62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2045" calcext:value-type="float">
            <text:p>0,2045</text:p>
          </table:table-cell>
          <table:table-cell table:formula="of:=[.D5]+3.14/2" office:value-type="float" office:value="1.7745" calcext:value-type="float">
            <text:p>1,7745</text:p>
          </table:table-cell>
          <table:table-cell/>
          <table:table-cell table:formula="of:=SQRT([.A5])" office:value-type="float" office:value="44.7213595499958" calcext:value-type="float">
            <text:p>44,7213595499958</text:p>
          </table:table-cell>
          <table:table-cell table:formula="of:=[.A5]*[.A5]" office:value-type="float" office:value="4000000" calcext:value-type="float">
            <text:p>4000000</text:p>
          </table:table-cell>
          <table:table-cell/>
          <table:table-cell table:formula="of:=[.C5]*1000/([.B5]*[.A5])" office:value-type="float" office:value="0.00157952485449862" calcext:value-type="float">
            <text:p>0,00157952485449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9.35" calcext:value-type="float">
            <text:p>159,35</text:p>
          </table:table-cell>
          <table:table-cell office:value-type="float" office:value="0.4968" calcext:value-type="float">
            <text:p>0,4968</text:p>
          </table:table-cell>
          <table:table-cell office:value-type="float" office:value="0.3469" calcext:value-type="float">
            <text:p>0,3469</text:p>
          </table:table-cell>
          <table:table-cell table:formula="of:=[.D6]+3.14/2" office:value-type="float" office:value="1.9169" calcext:value-type="float">
            <text:p>1,9169</text:p>
          </table:table-cell>
          <table:table-cell/>
          <table:table-cell table:formula="of:=SQRT([.A6])" office:value-type="float" office:value="54.7722557505166" calcext:value-type="float">
            <text:p>54,7722557505166</text:p>
          </table:table-cell>
          <table:table-cell table:formula="of:=[.A6]*[.A6]" office:value-type="float" office:value="9000000" calcext:value-type="float">
            <text:p>9000000</text:p>
          </table:table-cell>
          <table:table-cell/>
          <table:table-cell table:formula="of:=[.C6]*1000/([.B6]*[.A6])" office:value-type="float" office:value="0.0010392218387198" calcext:value-type="float">
            <text:p>0,00103922183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6.14" calcext:value-type="float">
            <text:p>126,14</text:p>
          </table:table-cell>
          <table:table-cell office:value-type="float" office:value="0.3857" calcext:value-type="float">
            <text:p>0,3857</text:p>
          </table:table-cell>
          <table:table-cell office:value-type="float" office:value="0.49496" calcext:value-type="float">
            <text:p>0,49496</text:p>
          </table:table-cell>
          <table:table-cell table:formula="of:=[.D7]+3.14/2" office:value-type="float" office:value="2.06496" calcext:value-type="float">
            <text:p>2,06496</text:p>
          </table:table-cell>
          <table:table-cell/>
          <table:table-cell table:formula="of:=SQRT([.A7])" office:value-type="float" office:value="63.2455532033676" calcext:value-type="float">
            <text:p>63,2455532033676</text:p>
          </table:table-cell>
          <table:table-cell table:formula="of:=[.A7]*[.A7]" office:value-type="float" office:value="16000000" calcext:value-type="float">
            <text:p>16000000</text:p>
          </table:table-cell>
          <table:table-cell/>
          <table:table-cell table:formula="of:=[.C7]*1000/([.B7]*[.A7])" office:value-type="float" office:value="0.000764428412874584" calcext:value-type="float">
            <text:p>0,0007644284128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3.39" calcext:value-type="float">
            <text:p>103,39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6357" calcext:value-type="float">
            <text:p>0,6357</text:p>
          </table:table-cell>
          <table:table-cell table:formula="of:=[.D8]+3.14/2" office:value-type="float" office:value="2.2057" calcext:value-type="float">
            <text:p>2,2057</text:p>
          </table:table-cell>
          <table:table-cell/>
          <table:table-cell table:formula="of:=SQRT([.A8])" office:value-type="float" office:value="70.7106781186548" calcext:value-type="float">
            <text:p>70,7106781186548</text:p>
          </table:table-cell>
          <table:table-cell table:formula="of:=[.A8]*[.A8]" office:value-type="float" office:value="25000000" calcext:value-type="float">
            <text:p>25000000</text:p>
          </table:table-cell>
          <table:table-cell/>
          <table:table-cell table:formula="of:=[.C8]*1000/([.B8]*[.A8])" office:value-type="float" office:value="0.000600444917303414" calcext:value-type="float">
            <text:p>0,00060044491730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7.14" calcext:value-type="float">
            <text:p>87,14</text:p>
          </table:table-cell>
          <table:table-cell office:value-type="float" office:value="0.2535" calcext:value-type="float">
            <text:p>0,2535</text:p>
          </table:table-cell>
          <table:table-cell office:value-type="float" office:value="0.807" calcext:value-type="float">
            <text:p>0,807</text:p>
          </table:table-cell>
          <table:table-cell table:formula="of:=[.D9]+3.14/2" office:value-type="float" office:value="2.377" calcext:value-type="float">
            <text:p>2,377</text:p>
          </table:table-cell>
          <table:table-cell/>
          <table:table-cell table:formula="of:=SQRT([.A9])" office:value-type="float" office:value="77.4596669241483" calcext:value-type="float">
            <text:p>77,4596669241483</text:p>
          </table:table-cell>
          <table:table-cell table:formula="of:=[.A9]*[.A9]" office:value-type="float" office:value="36000000" calcext:value-type="float">
            <text:p>36000000</text:p>
          </table:table-cell>
          <table:table-cell/>
          <table:table-cell table:formula="of:=[.C9]*1000/([.B9]*[.A9])" office:value-type="float" office:value="0.000484851962359422" calcext:value-type="float">
            <text:p>0,0004848519623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4.99" calcext:value-type="float">
            <text:p>74,99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8988" calcext:value-type="float">
            <text:p>0,8988</text:p>
          </table:table-cell>
          <table:table-cell table:formula="of:=[.D10]+3.14/2" office:value-type="float" office:value="2.4688" calcext:value-type="float">
            <text:p>2,4688</text:p>
          </table:table-cell>
          <table:table-cell/>
          <table:table-cell table:formula="of:=SQRT([.A10])" office:value-type="float" office:value="83.6660026534076" calcext:value-type="float">
            <text:p>83,6660026534076</text:p>
          </table:table-cell>
          <table:table-cell table:formula="of:=[.A10]*[.A10]" office:value-type="float" office:value="49000000" calcext:value-type="float">
            <text:p>49000000</text:p>
          </table:table-cell>
          <table:table-cell/>
          <table:table-cell table:formula="of:=[.C10]*1000/([.B10]*[.A10])" office:value-type="float" office:value="0.000403291867487094" calcext:value-type="float">
            <text:p>0,0004032918674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.48" calcext:value-type="float">
            <text:p>65,48</text:p>
          </table:table-cell>
          <table:table-cell office:value-type="float" office:value="0.1804" calcext:value-type="float">
            <text:p>0,1804</text:p>
          </table:table-cell>
          <table:table-cell office:value-type="float" office:value="0.9355" calcext:value-type="float">
            <text:p>0,9355</text:p>
          </table:table-cell>
          <table:table-cell table:formula="of:=[.D11]+3.14/2" office:value-type="float" office:value="2.5055" calcext:value-type="float">
            <text:p>2,5055</text:p>
          </table:table-cell>
          <table:table-cell/>
          <table:table-cell table:formula="of:=SQRT([.A11])" office:value-type="float" office:value="89.4427190999916" calcext:value-type="float">
            <text:p>89,4427190999916</text:p>
          </table:table-cell>
          <table:table-cell table:formula="of:=[.A11]*[.A11]" office:value-type="float" office:value="64000000" calcext:value-type="float">
            <text:p>64000000</text:p>
          </table:table-cell>
          <table:table-cell/>
          <table:table-cell table:formula="of:=[.C11]*1000/([.B11]*[.A11])" office:value-type="float" office:value="0.000344379963347587" calcext:value-type="float">
            <text:p>0,0003443799633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7.86" calcext:value-type="float">
            <text:p>57,86</text:p>
          </table:table-cell>
          <table:table-cell office:value-type="float" office:value="0.1538" calcext:value-type="float">
            <text:p>0,1538</text:p>
          </table:table-cell>
          <table:table-cell office:value-type="float" office:value="1.0949" calcext:value-type="float">
            <text:p>1,0949</text:p>
          </table:table-cell>
          <table:table-cell table:formula="of:=[.D12]+3.14/2" office:value-type="float" office:value="2.6649" calcext:value-type="float">
            <text:p>2,6649</text:p>
          </table:table-cell>
          <table:table-cell/>
          <table:table-cell table:formula="of:=SQRT([.A12])" office:value-type="float" office:value="94.8683298050514" calcext:value-type="float">
            <text:p>94,8683298050514</text:p>
          </table:table-cell>
          <table:table-cell table:formula="of:=[.A12]*[.A12]" office:value-type="float" office:value="81000000" calcext:value-type="float">
            <text:p>81000000</text:p>
          </table:table-cell>
          <table:table-cell/>
          <table:table-cell table:formula="of:=[.C12]*1000/([.B12]*[.A12])" office:value-type="float" office:value="0.000295348926527634" calcext:value-type="float">
            <text:p>0,0002953489265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.56" calcext:value-type="float">
            <text:p>51,56</text:p>
          </table:table-cell>
          <table:table-cell office:value-type="float" office:value="0.1338" calcext:value-type="float">
            <text:p>0,1338</text:p>
          </table:table-cell>
          <table:table-cell office:value-type="float" office:value="1.2154" calcext:value-type="float">
            <text:p>1,2154</text:p>
          </table:table-cell>
          <table:table-cell table:formula="of:=[.D13]+3.14/2" office:value-type="float" office:value="2.7854" calcext:value-type="float">
            <text:p>2,7854</text:p>
          </table:table-cell>
          <table:table-cell/>
          <table:table-cell table:formula="of:=SQRT([.A13])" office:value-type="float" office:value="100" calcext:value-type="float">
            <text:p>100</text:p>
          </table:table-cell>
          <table:table-cell table:formula="of:=[.A13]*[.A13]" office:value-type="float" office:value="100000000" calcext:value-type="float">
            <text:p>100000000</text:p>
          </table:table-cell>
          <table:table-cell/>
          <table:table-cell table:formula="of:=[.C13]*1000/([.B13]*[.A13])" office:value-type="float" office:value="0.000259503491078355" calcext:value-type="float">
            <text:p>0,00025950349107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1.224" calcext:value-type="float">
            <text:p>41,224</text:p>
          </table:table-cell>
          <table:table-cell office:value-type="float" office:value="0.01012" calcext:value-type="float">
            <text:p>0,01012</text:p>
          </table:table-cell>
          <table:table-cell office:value-type="float" office:value="1.57" calcext:value-type="float">
            <text:p>1,57</text:p>
          </table:table-cell>
          <table:table-cell table:formula="of:=[.D14]+3.14/2" office:value-type="float" office:value="3.14" calcext:value-type="float">
            <text:p>3,14</text:p>
          </table:table-cell>
          <table:table-cell/>
          <table:table-cell table:formula="of:=SQRT([.A14])" office:value-type="float" office:value="109.544511501033" calcext:value-type="float">
            <text:p>109,544511501033</text:p>
          </table:table-cell>
          <table:table-cell table:formula="of:=[.A14]*[.A14]" office:value-type="float" office:value="144000000" calcext:value-type="float">
            <text:p>144000000</text:p>
          </table:table-cell>
          <table:table-cell/>
          <table:table-cell table:formula="of:=[.C14]*1000/([.B14]*[.A14])" office:value-type="float" office:value="0.0000204573387670613" calcext:value-type="float">
            <text:p>2,04573387670613E-0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3.902" calcext:value-type="float">
            <text:p>33,902</text:p>
          </table:table-cell>
          <table:table-cell office:value-type="float" office:value="0.08" calcext:value-type="float">
            <text:p>0,08</text:p>
          </table:table-cell>
          <table:table-cell office:value-type="float" office:value="1.7949" calcext:value-type="float">
            <text:p>1,7949</text:p>
          </table:table-cell>
          <table:table-cell table:formula="of:=[.D15]+3.14/2" office:value-type="float" office:value="3.3649" calcext:value-type="float">
            <text:p>3,3649</text:p>
          </table:table-cell>
          <table:table-cell/>
          <table:table-cell table:formula="of:=SQRT([.A15])" office:value-type="float" office:value="118.321595661992" calcext:value-type="float">
            <text:p>118,321595661992</text:p>
          </table:table-cell>
          <table:table-cell table:formula="of:=[.A15]*[.A15]" office:value-type="float" office:value="196000000" calcext:value-type="float">
            <text:p>196000000</text:p>
          </table:table-cell>
          <table:table-cell/>
          <table:table-cell table:formula="of:=[.C15]*1000/([.B15]*[.A15])" office:value-type="float" office:value="0.000168553056288293" calcext:value-type="float">
            <text:p>0,00016855305628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0.82" calcext:value-type="float">
            <text:p>30,82</text:p>
          </table:table-cell>
          <table:table-cell office:value-type="float" office:value="0.0717" calcext:value-type="float">
            <text:p>0,0717</text:p>
          </table:table-cell>
          <table:table-cell office:value-type="float" office:value="1.888" calcext:value-type="float">
            <text:p>1,888</text:p>
          </table:table-cell>
          <table:table-cell table:formula="of:=[.D16]+3.14/2" office:value-type="float" office:value="3.458" calcext:value-type="float">
            <text:p>3,458</text:p>
          </table:table-cell>
          <table:table-cell/>
          <table:table-cell table:formula="of:=SQRT([.A16])" office:value-type="float" office:value="122.474487139159" calcext:value-type="float">
            <text:p>122,474487139159</text:p>
          </table:table-cell>
          <table:table-cell table:formula="of:=[.A16]*[.A16]" office:value-type="float" office:value="225000000" calcext:value-type="float">
            <text:p>225000000</text:p>
          </table:table-cell>
          <table:table-cell/>
          <table:table-cell table:formula="of:=[.C16]*1000/([.B16]*[.A16])" office:value-type="float" office:value="0.000155094094743673" calcext:value-type="float">
            <text:p>0,0001550940947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.025" calcext:value-type="float">
            <text:p>28,025</text:p>
          </table:table-cell>
          <table:table-cell office:value-type="float" office:value="0.0646" calcext:value-type="float">
            <text:p>0,0646</text:p>
          </table:table-cell>
          <table:table-cell office:value-type="float" office:value="1.901" calcext:value-type="float">
            <text:p>1,901</text:p>
          </table:table-cell>
          <table:table-cell table:formula="of:=[.D17]+3.14/2" office:value-type="float" office:value="3.471" calcext:value-type="float">
            <text:p>3,471</text:p>
          </table:table-cell>
          <table:table-cell/>
          <table:table-cell table:formula="of:=SQRT([.A17])" office:value-type="float" office:value="126.491106406735" calcext:value-type="float">
            <text:p>126,491106406735</text:p>
          </table:table-cell>
          <table:table-cell table:formula="of:=[.A17]*[.A17]" office:value-type="float" office:value="256000000" calcext:value-type="float">
            <text:p>256000000</text:p>
          </table:table-cell>
          <table:table-cell/>
          <table:table-cell table:formula="of:=[.C17]*1000/([.B17]*[.A17])" office:value-type="float" office:value="0.00014406779661017" calcext:value-type="float">
            <text:p>0,0001440677966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5.483" calcext:value-type="float">
            <text:p>25,483</text:p>
          </table:table-cell>
          <table:table-cell office:value-type="float" office:value="0.0588" calcext:value-type="float">
            <text:p>0,0588</text:p>
          </table:table-cell>
          <table:table-cell office:value-type="float" office:value="1.92399" calcext:value-type="float">
            <text:p>1,92399</text:p>
          </table:table-cell>
          <table:table-cell table:formula="of:=[.D18]+3.14/2" office:value-type="float" office:value="3.49399" calcext:value-type="float">
            <text:p>3,49399</text:p>
          </table:table-cell>
          <table:table-cell/>
          <table:table-cell table:formula="of:=SQRT([.A18])" office:value-type="float" office:value="130.384048104053" calcext:value-type="float">
            <text:p>130,384048104053</text:p>
          </table:table-cell>
          <table:table-cell table:formula="of:=[.A18]*[.A18]" office:value-type="float" office:value="289000000" calcext:value-type="float">
            <text:p>289000000</text:p>
          </table:table-cell>
          <table:table-cell/>
          <table:table-cell table:formula="of:=[.C18]*1000/([.B18]*[.A18])" office:value-type="float" office:value="0.000135730625491966" calcext:value-type="float">
            <text:p>0,00013573062549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.139" calcext:value-type="float">
            <text:p>23,139</text:p>
          </table:table-cell>
          <table:table-cell office:value-type="float" office:value="0.0535" calcext:value-type="float">
            <text:p>0,0535</text:p>
          </table:table-cell>
          <table:table-cell office:value-type="float" office:value="2.04" calcext:value-type="float">
            <text:p>2,04</text:p>
          </table:table-cell>
          <table:table-cell table:formula="of:=[.D19]+3.14/2" office:value-type="float" office:value="3.61" calcext:value-type="float">
            <text:p>3,61</text:p>
          </table:table-cell>
          <table:table-cell/>
          <table:table-cell table:formula="of:=SQRT([.A19])" office:value-type="float" office:value="134.164078649987" calcext:value-type="float">
            <text:p>134,164078649987</text:p>
          </table:table-cell>
          <table:table-cell table:formula="of:=[.A19]*[.A19]" office:value-type="float" office:value="324000000" calcext:value-type="float">
            <text:p>324000000</text:p>
          </table:table-cell>
          <table:table-cell/>
          <table:table-cell table:formula="of:=[.C19]*1000/([.B19]*[.A19])" office:value-type="float" office:value="0.000128450763741831" calcext:value-type="float">
            <text:p>0,00012845076374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0.963" calcext:value-type="float">
            <text:p>20,963</text:p>
          </table:table-cell>
          <table:table-cell office:value-type="float" office:value="0.0491" calcext:value-type="float">
            <text:p>0,0491</text:p>
          </table:table-cell>
          <table:table-cell office:value-type="float" office:value="2.1476" calcext:value-type="float">
            <text:p>2,1476</text:p>
          </table:table-cell>
          <table:table-cell table:formula="of:=[.D20]+3.14/2" office:value-type="float" office:value="3.7176" calcext:value-type="float">
            <text:p>3,7176</text:p>
          </table:table-cell>
          <table:table-cell/>
          <table:table-cell table:formula="of:=SQRT([.A20])" office:value-type="float" office:value="137.840487520902" calcext:value-type="float">
            <text:p>137,840487520902</text:p>
          </table:table-cell>
          <table:table-cell table:formula="of:=[.A20]*[.A20]" office:value-type="float" office:value="361000000" calcext:value-type="float">
            <text:p>361000000</text:p>
          </table:table-cell>
          <table:table-cell/>
          <table:table-cell table:formula="of:=[.C20]*1000/([.B20]*[.A20])" office:value-type="float" office:value="0.000123274842642551" calcext:value-type="float">
            <text:p>0,0001232748426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.934" calcext:value-type="float">
            <text:p>18,934</text:p>
          </table:table-cell>
          <table:table-cell office:value-type="float" office:value="0.0452" calcext:value-type="float">
            <text:p>0,0452</text:p>
          </table:table-cell>
          <table:table-cell office:value-type="float" office:value="2.1808" calcext:value-type="float">
            <text:p>2,1808</text:p>
          </table:table-cell>
          <table:table-cell table:formula="of:=[.D21]+3.14/2" office:value-type="float" office:value="3.7508" calcext:value-type="float">
            <text:p>3,7508</text:p>
          </table:table-cell>
          <table:table-cell/>
          <table:table-cell table:formula="of:=SQRT([.A21])" office:value-type="float" office:value="141.42135623731" calcext:value-type="float">
            <text:p>141,42135623731</text:p>
          </table:table-cell>
          <table:table-cell table:formula="of:=[.A21]*[.A21]" office:value-type="float" office:value="400000000" calcext:value-type="float">
            <text:p>400000000</text:p>
          </table:table-cell>
          <table:table-cell/>
          <table:table-cell table:formula="of:=[.C21]*1000/([.B21]*[.A21])" office:value-type="float" office:value="0.000119361994295976" calcext:value-type="float">
            <text:p>0,00011936199429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7.028" calcext:value-type="float">
            <text:p>17,028</text:p>
          </table:table-cell>
          <table:table-cell office:value-type="float" office:value="0.042" calcext:value-type="float">
            <text:p>0,042</text:p>
          </table:table-cell>
          <table:table-cell office:value-type="float" office:value="2.2377" calcext:value-type="float">
            <text:p>2,2377</text:p>
          </table:table-cell>
          <table:table-cell table:formula="of:=[.D22]+3.14/2" office:value-type="float" office:value="3.8077" calcext:value-type="float">
            <text:p>3,8077</text:p>
          </table:table-cell>
          <table:table-cell/>
          <table:table-cell table:formula="of:=SQRT([.A22])" office:value-type="float" office:value="144.913767461894" calcext:value-type="float">
            <text:p>144,913767461894</text:p>
          </table:table-cell>
          <table:table-cell table:formula="of:=[.A22]*[.A22]" office:value-type="float" office:value="441000000" calcext:value-type="float">
            <text:p>441000000</text:p>
          </table:table-cell>
          <table:table-cell/>
          <table:table-cell table:formula="of:=[.C22]*1000/([.B22]*[.A22])" office:value-type="float" office:value="0.000117453605825699" calcext:value-type="float">
            <text:p>0,00011745360582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5.23" calcext:value-type="float">
            <text:p>15,23</text:p>
          </table:table-cell>
          <table:table-cell office:value-type="float" office:value="0.0391" calcext:value-type="float">
            <text:p>0,0391</text:p>
          </table:table-cell>
          <table:table-cell office:value-type="float" office:value="2.3378" calcext:value-type="float">
            <text:p>2,3378</text:p>
          </table:table-cell>
          <table:table-cell table:formula="of:=[.D23]+3.14/2" office:value-type="float" office:value="3.9078" calcext:value-type="float">
            <text:p>3,9078</text:p>
          </table:table-cell>
          <table:table-cell/>
          <table:table-cell table:formula="of:=SQRT([.A23])" office:value-type="float" office:value="148.323969741913" calcext:value-type="float">
            <text:p>148,323969741913</text:p>
          </table:table-cell>
          <table:table-cell table:formula="of:=[.A23]*[.A23]" office:value-type="float" office:value="484000000" calcext:value-type="float">
            <text:p>484000000</text:p>
          </table:table-cell>
          <table:table-cell/>
          <table:table-cell table:formula="of:=[.C23]*1000/([.B23]*[.A23])" office:value-type="float" office:value="0.000116695517220796" calcext:value-type="float">
            <text:p>0,00011669551722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3.524" calcext:value-type="float">
            <text:p>13,524</text:p>
          </table:table-cell>
          <table:table-cell office:value-type="float" office:value="0.0366" calcext:value-type="float">
            <text:p>0,0366</text:p>
          </table:table-cell>
          <table:table-cell office:value-type="float" office:value="2.4665" calcext:value-type="float">
            <text:p>2,4665</text:p>
          </table:table-cell>
          <table:table-cell table:formula="of:=[.D24]+3.14/2" office:value-type="float" office:value="4.0365" calcext:value-type="float">
            <text:p>4,0365</text:p>
          </table:table-cell>
          <table:table-cell/>
          <table:table-cell table:formula="of:=SQRT([.A24])" office:value-type="float" office:value="151.657508881031" calcext:value-type="float">
            <text:p>151,657508881031</text:p>
          </table:table-cell>
          <table:table-cell table:formula="of:=[.A24]*[.A24]" office:value-type="float" office:value="529000000" calcext:value-type="float">
            <text:p>529000000</text:p>
          </table:table-cell>
          <table:table-cell/>
          <table:table-cell table:formula="of:=[.C24]*1000/([.B24]*[.A24])" office:value-type="float" office:value="0.000117665213533429" calcext:value-type="float">
            <text:p>0,00011766521353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.898" calcext:value-type="float">
            <text:p>11,898</text:p>
          </table:table-cell>
          <table:table-cell office:value-type="float" office:value="0.0343" calcext:value-type="float">
            <text:p>0,0343</text:p>
          </table:table-cell>
          <table:table-cell office:value-type="float" office:value="2.5163" calcext:value-type="float">
            <text:p>2,5163</text:p>
          </table:table-cell>
          <table:table-cell table:formula="of:=[.D25]+3.14/2" office:value-type="float" office:value="4.0863" calcext:value-type="float">
            <text:p>4,0863</text:p>
          </table:table-cell>
          <table:table-cell/>
          <table:table-cell table:formula="of:=SQRT([.A25])" office:value-type="float" office:value="154.919333848297" calcext:value-type="float">
            <text:p>154,919333848297</text:p>
          </table:table-cell>
          <table:table-cell table:formula="of:=[.A25]*[.A25]" office:value-type="float" office:value="576000000" calcext:value-type="float">
            <text:p>576000000</text:p>
          </table:table-cell>
          <table:table-cell/>
          <table:table-cell table:formula="of:=[.C25]*1000/([.B25]*[.A25])" office:value-type="float" office:value="0.000120118227153023" calcext:value-type="float">
            <text:p>0,00012011822715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.344" calcext:value-type="float">
            <text:p>10,344</text:p>
          </table:table-cell>
          <table:table-cell office:value-type="float" office:value="0.0324" calcext:value-type="float">
            <text:p>0,0324</text:p>
          </table:table-cell>
          <table:table-cell office:value-type="float" office:value="2.6031" calcext:value-type="float">
            <text:p>2,6031</text:p>
          </table:table-cell>
          <table:table-cell table:formula="of:=[.D26]+3.14/2" office:value-type="float" office:value="4.1731" calcext:value-type="float">
            <text:p>4,1731</text:p>
          </table:table-cell>
          <table:table-cell/>
          <table:table-cell table:formula="of:=SQRT([.A26])" office:value-type="float" office:value="158.113883008419" calcext:value-type="float">
            <text:p>158,113883008419</text:p>
          </table:table-cell>
          <table:table-cell table:formula="of:=[.A26]*[.A26]" office:value-type="float" office:value="625000000" calcext:value-type="float">
            <text:p>625000000</text:p>
          </table:table-cell>
          <table:table-cell/>
          <table:table-cell table:formula="of:=[.C26]*1000/([.B26]*[.A26])" office:value-type="float" office:value="0.000125290023201856" calcext:value-type="float">
            <text:p>0,00012529002320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.854" calcext:value-type="float">
            <text:p>8,8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2.6516" calcext:value-type="float">
            <text:p>2,6516</text:p>
          </table:table-cell>
          <table:table-cell table:formula="of:=[.D27]+3.14/2" office:value-type="float" office:value="4.2216" calcext:value-type="float">
            <text:p>4,2216</text:p>
          </table:table-cell>
          <table:table-cell/>
          <table:table-cell table:formula="of:=SQRT([.A27])" office:value-type="float" office:value="161.245154965971" calcext:value-type="float">
            <text:p>161,245154965971</text:p>
          </table:table-cell>
          <table:table-cell table:formula="of:=[.A27]*[.A27]" office:value-type="float" office:value="676000000" calcext:value-type="float">
            <text:p>676000000</text:p>
          </table:table-cell>
          <table:table-cell/>
          <table:table-cell table:formula="of:=[.C27]*1000/([.B27]*[.A27])" office:value-type="float" office:value="0.000132925579051624" calcext:value-type="float">
            <text:p>0,00013292557905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.423" calcext:value-type="float">
            <text:p>7,423</text:p>
          </table:table-cell>
          <table:table-cell office:value-type="float" office:value="0.029" calcext:value-type="float">
            <text:p>0,029</text:p>
          </table:table-cell>
          <table:table-cell office:value-type="float" office:value="2.7227" calcext:value-type="float">
            <text:p>2,7227</text:p>
          </table:table-cell>
          <table:table-cell table:formula="of:=[.D28]+3.14/2" office:value-type="float" office:value="4.2927" calcext:value-type="float">
            <text:p>4,2927</text:p>
          </table:table-cell>
          <table:table-cell/>
          <table:table-cell table:formula="of:=SQRT([.A28])" office:value-type="float" office:value="164.31676725155" calcext:value-type="float">
            <text:p>164,31676725155</text:p>
          </table:table-cell>
          <table:table-cell table:formula="of:=[.A28]*[.A28]" office:value-type="float" office:value="729000000" calcext:value-type="float">
            <text:p>729000000</text:p>
          </table:table-cell>
          <table:table-cell/>
          <table:table-cell table:formula="of:=[.C28]*1000/([.B28]*[.A28])" office:value-type="float" office:value="0.000144695416149006" calcext:value-type="float">
            <text:p>0,00014469541614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6.1" calcext:value-type="float">
            <text:p>6,1</text:p>
          </table:table-cell>
          <table:table-cell office:value-type="float" office:value="0.0274" calcext:value-type="float">
            <text:p>0,0274</text:p>
          </table:table-cell>
          <table:table-cell office:value-type="float" office:value="2.7733" calcext:value-type="float">
            <text:p>2,7733</text:p>
          </table:table-cell>
          <table:table-cell table:formula="of:=[.D29]+3.14/2" office:value-type="float" office:value="4.3433" calcext:value-type="float">
            <text:p>4,3433</text:p>
          </table:table-cell>
          <table:table-cell/>
          <table:table-cell table:formula="of:=SQRT([.A29])" office:value-type="float" office:value="167.332005306815" calcext:value-type="float">
            <text:p>167,332005306815</text:p>
          </table:table-cell>
          <table:table-cell table:formula="of:=[.A29]*[.A29]" office:value-type="float" office:value="784000000" calcext:value-type="float">
            <text:p>784000000</text:p>
          </table:table-cell>
          <table:table-cell/>
          <table:table-cell table:formula="of:=[.C29]*1000/([.B29]*[.A29])" office:value-type="float" office:value="0.000160421545667447" calcext:value-type="float">
            <text:p>0,00016042154566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4.833" calcext:value-type="float">
            <text:p>4,833</text:p>
          </table:table-cell>
          <table:table-cell office:value-type="float" office:value="0.026" calcext:value-type="float">
            <text:p>0,026</text:p>
          </table:table-cell>
          <table:table-cell office:value-type="float" office:value="2.8733" calcext:value-type="float">
            <text:p>2,8733</text:p>
          </table:table-cell>
          <table:table-cell table:formula="of:=[.D30]+3.14/2" office:value-type="float" office:value="4.4433" calcext:value-type="float">
            <text:p>4,4433</text:p>
          </table:table-cell>
          <table:table-cell/>
          <table:table-cell table:formula="of:=SQRT([.A30])" office:value-type="float" office:value="170.293863659264" calcext:value-type="float">
            <text:p>170,293863659264</text:p>
          </table:table-cell>
          <table:table-cell table:formula="of:=[.A30]*[.A30]" office:value-type="float" office:value="841000000" calcext:value-type="float">
            <text:p>841000000</text:p>
          </table:table-cell>
          <table:table-cell/>
          <table:table-cell table:formula="of:=[.C30]*1000/([.B30]*[.A30])" office:value-type="float" office:value="0.000185506253701207" calcext:value-type="float">
            <text:p>0,00018550625370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" calcext:value-type="float">
            <text:p>3,6</text:p>
          </table:table-cell>
          <table:table-cell office:value-type="float" office:value="0.024" calcext:value-type="float">
            <text:p>0,024</text:p>
          </table:table-cell>
          <table:table-cell office:value-type="float" office:value="2.9939" calcext:value-type="float">
            <text:p>2,9939</text:p>
          </table:table-cell>
          <table:table-cell table:formula="of:=[.D31]+3.14/2" office:value-type="float" office:value="4.5639" calcext:value-type="float">
            <text:p>4,5639</text:p>
          </table:table-cell>
          <table:table-cell/>
          <table:table-cell table:formula="of:=SQRT([.A31])" office:value-type="float" office:value="173.205080756888" calcext:value-type="float">
            <text:p>173,205080756888</text:p>
          </table:table-cell>
          <table:table-cell table:formula="of:=[.A31]*[.A31]" office:value-type="float" office:value="900000000" calcext:value-type="float">
            <text:p>900000000</text:p>
          </table:table-cell>
          <table:table-cell/>
          <table:table-cell table:formula="of:=[.C31]*1000/([.B31]*[.A31])" office:value-type="float" office:value="0.000222222222222222" calcext:value-type="float">
            <text:p>0,00022222222222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.759" calcext:value-type="float">
            <text:p>2,759</text:p>
          </table:table-cell>
          <table:table-cell office:value-type="float" office:value="0.022" calcext:value-type="float">
            <text:p>0,022</text:p>
          </table:table-cell>
          <table:table-cell office:value-type="float" office:value="3.14" calcext:value-type="float">
            <text:p>3,14</text:p>
          </table:table-cell>
          <table:table-cell table:formula="of:=[.D32]+3.14/2" office:value-type="float" office:value="4.71" calcext:value-type="float">
            <text:p>4,71</text:p>
          </table:table-cell>
          <table:table-cell/>
          <table:table-cell table:formula="of:=SQRT([.A32])" office:value-type="float" office:value="176.06816861659" calcext:value-type="float">
            <text:p>176,06816861659</text:p>
          </table:table-cell>
          <table:table-cell table:formula="of:=[.A32]*[.A32]" office:value-type="float" office:value="961000000" calcext:value-type="float">
            <text:p>961000000</text:p>
          </table:table-cell>
          <table:table-cell/>
          <table:table-cell table:formula="of:=[.C32]*1000/([.B32]*[.A32])" office:value-type="float" office:value="0.000257222696395375" calcext:value-type="float">
            <text:p>0,00025722269639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.38" calcext:value-type="float">
            <text:p>2,38</text:p>
          </table:table-cell>
          <table:table-cell office:value-type="float" office:value="0.0208" calcext:value-type="float">
            <text:p>0,0208</text:p>
          </table:table-cell>
          <table:table-cell office:value-type="float" office:value="3.3332" calcext:value-type="float">
            <text:p>3,3332</text:p>
          </table:table-cell>
          <table:table-cell table:formula="of:=[.D33]+3.14/2" office:value-type="float" office:value="4.9032" calcext:value-type="float">
            <text:p>4,9032</text:p>
          </table:table-cell>
          <table:table-cell/>
          <table:table-cell table:formula="of:=SQRT([.A33])" office:value-type="float" office:value="178.885438199983" calcext:value-type="float">
            <text:p>178,885438199983</text:p>
          </table:table-cell>
          <table:table-cell table:formula="of:=[.A33]*[.A33]" office:value-type="float" office:value="1024000000" calcext:value-type="float">
            <text:p>1024000000</text:p>
          </table:table-cell>
          <table:table-cell/>
          <table:table-cell table:formula="of:=[.C33]*1000/([.B33]*[.A33])" office:value-type="float" office:value="0.000273109243697479" calcext:value-type="float">
            <text:p>0,000273109243697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.695" calcext:value-type="float">
            <text:p>2,695</text:p>
          </table:table-cell>
          <table:table-cell office:value-type="float" office:value="0.0189" calcext:value-type="float">
            <text:p>0,0189</text:p>
          </table:table-cell>
          <table:table-cell office:value-type="float" office:value="3.66519" calcext:value-type="float">
            <text:p>3,66519</text:p>
          </table:table-cell>
          <table:table-cell table:formula="of:=[.D34]+3.14/2" office:value-type="float" office:value="5.23519" calcext:value-type="float">
            <text:p>5,23519</text:p>
          </table:table-cell>
          <table:table-cell/>
          <table:table-cell table:formula="of:=SQRT([.A34])" office:value-type="float" office:value="181.65902124585" calcext:value-type="float">
            <text:p>181,65902124585</text:p>
          </table:table-cell>
          <table:table-cell table:formula="of:=[.A34]*[.A34]" office:value-type="float" office:value="1089000000" calcext:value-type="float">
            <text:p>1089000000</text:p>
          </table:table-cell>
          <table:table-cell/>
          <table:table-cell table:formula="of:=[.C34]*1000/([.B34]*[.A34])" office:value-type="float" office:value="0.000212514757969303" calcext:value-type="float">
            <text:p>0,000212514757969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.5146" calcext:value-type="float">
            <text:p>3,5146</text:p>
          </table:table-cell>
          <table:table-cell office:value-type="float" office:value="0.017" calcext:value-type="float">
            <text:p>0,017</text:p>
          </table:table-cell>
          <table:table-cell office:value-type="float" office:value="4.03825" calcext:value-type="float">
            <text:p>4,03825</text:p>
          </table:table-cell>
          <table:table-cell table:formula="of:=[.D35]+3.14/2" office:value-type="float" office:value="5.60825" calcext:value-type="float">
            <text:p>5,60825</text:p>
          </table:table-cell>
          <table:table-cell/>
          <table:table-cell table:formula="of:=SQRT([.A35])" office:value-type="float" office:value="184.390889145858" calcext:value-type="float">
            <text:p>184,390889145858</text:p>
          </table:table-cell>
          <table:table-cell table:formula="of:=[.A35]*[.A35]" office:value-type="float" office:value="1156000000" calcext:value-type="float">
            <text:p>1156000000</text:p>
          </table:table-cell>
          <table:table-cell/>
          <table:table-cell table:formula="of:=[.C35]*1000/([.B35]*[.A35])" office:value-type="float" office:value="0.000142263699994309" calcext:value-type="float">
            <text:p>0,00014226369999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7" calcext:value-type="float">
            <text:p>4,57</text:p>
          </table:table-cell>
          <table:table-cell office:value-type="float" office:value="0.015" calcext:value-type="float">
            <text:p>0,015</text:p>
          </table:table-cell>
          <table:table-cell office:value-type="float" office:value="4.71" calcext:value-type="float">
            <text:p>4,71</text:p>
          </table:table-cell>
          <table:table-cell table:formula="of:=[.D36]+3.14/2" office:value-type="float" office:value="6.28" calcext:value-type="float">
            <text:p>6,28</text:p>
          </table:table-cell>
          <table:table-cell/>
          <table:table-cell table:formula="of:=SQRT([.A36])" office:value-type="float" office:value="187.082869338697" calcext:value-type="float">
            <text:p>187,082869338697</text:p>
          </table:table-cell>
          <table:table-cell table:formula="of:=[.A36]*[.A36]" office:value-type="float" office:value="1225000000" calcext:value-type="float">
            <text:p>1225000000</text:p>
          </table:table-cell>
          <table:table-cell/>
          <table:table-cell table:formula="of:=[.C36]*1000/([.B36]*[.A36])" office:value-type="float" office:value="0.0000937793060331354" calcext:value-type="float">
            <text:p>9,3779306033135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0:42:26.245842377</meta:creation-date>
    <dc:date>2021-12-03T20:46:21.623009586</dc:date>
    <meta:editing-duration>PT3M55S</meta:editing-duration>
    <meta:editing-cycles>2</meta:editing-cycles>
    <meta:generator>LibreOffice/6.4.7.2$Linux_X86_64 LibreOffice_project/40$Build-2</meta:generator>
    <meta:document-statistic meta:table-count="1" meta:cell-count="288" meta:object-count="0"/>
  </office:meta>
</office:document-meta>
</file>